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en" fo:country="US" fo:font-weight="bold" officeooo:rsid="0015abef" officeooo:paragraph-rsid="0015abe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5abef" officeooo:paragraph-rsid="0015abe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5abef" officeooo:paragraph-rsid="0015abef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5cbd" style:font-style-asian="italic" style:font-style-complex="italic"/>
    </style:style>
    <style:style style:name="T3" style:family="text">
      <style:text-properties fo:font-style="italic" officeooo:rsid="0017c7b5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75cbd" style:font-style-asian="italic" style:font-style-complex="italic"/>
    </style:style>
    <style:style style:name="T5" style:family="text">
      <style:text-properties fo:font-style="normal" officeooo:rsid="00175cbd" style:font-style-asian="normal" style:font-style-complex="normal"/>
    </style:style>
    <style:style style:name="T6" style:family="text">
      <style:text-properties fo:font-style="normal" officeooo:rsid="0017c7b5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0175cbd" style:font-style-asian="normal" style:font-style-complex="normal"/>
    </style:style>
    <style:style style:name="T8" style:family="text">
      <style:text-properties officeooo:rsid="00175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Lecture 0 notes and further research</text:p>
      <text:p text:style-name="P1"/>
      <text:p text:style-name="P2"><text:tab/>Difference between <text:span text:style-name="T1">var, const, let: </text:span></text:p>
      <text:p text:style-name="P2"><text:span text:style-name="T1"><text:tab/></text:span></text:p>
      <text:p text:style-name="P3">* <text:span text:style-name="T1">const</text:span> is a signal that the identifier won’t be reassigned (not to be confused with immutable).</text:p>
      <text:p text:style-name="P3"/>
      <text:p text:style-name="P3">* <text:span text:style-name="T1">let</text:span> is a signal that the variable may be reassigned, such as a counter in a loop, or a value swap in an algorithm. It also signals that the variable will be used only in the block it’s defined in, which is not always the entire containing function.</text:p>
      <text:p text:style-name="P3"/>
      <text:p text:style-name="P3"><text:span text:style-name="T1">* var</text:span> is now the weakest signal available when you define a variable in JavaScript. The variable may or may not be reassigned, and the variable may or may not be used for an entire function, or just for the purpose of a block or loop. <text:span text:style-name="T8">It’s not used in ES6+ anymore. It also doesn’t protects the programmer against double declarations.</text:span></text:p>
      <text:p text:style-name="P3"><text:span text:style-name="T5"/></text:p>
      <text:p text:style-name="P3"><text:span text:style-name="T5"><text:tab/>Source: </text:span><text:a xlink:type="simple" xlink:href="https://medium.com/javascript-scene/javascript-es6-var-let-or-const-ba58b8dcde75" text:style-name="Internet_20_link" text:visited-style-name="Visited_20_Internet_20_Link"><text:span text:style-name="T4">https://medium.com/javascript-scene/javascript-es6-var-let-or-const-ba58b8dcde75</text:span></text:a></text:p>
      <text:p text:style-name="P3"><text:span text:style-name="T5"><text:tab/></text:span></text:p>
      <text:p text:style-name="P3"><text:span text:style-name="T5"/></text:p>
      <text:p text:style-name="P3"><text:span text:style-name="T5"><text:tab/></text:span><text:span text:style-name="T3">Prototype inheritance: </text:span><text:span text:style-name="T6">the process by which a more complex object can have methods and proper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7:02:09.327000000</meta:creation-date>
    <dc:date>2019-01-19T17:39:58.468000000</dc:date>
    <meta:editing-duration>PT5M23S</meta:editing-duration>
    <meta:editing-cycles>1</meta:editing-cycles>
    <meta:document-statistic meta:table-count="0" meta:image-count="0" meta:object-count="0" meta:page-count="1" meta:paragraph-count="9" meta:word-count="155" meta:character-count="944" meta:non-whitespace-character-count="789"/>
    <meta:generator>LibreOffice/6.1.4.2$Windows_X86_64 LibreOffice_project/9d0f32d1f0b509096fd65e0d4bec26ddd1938fd3</meta:generator>
  </office:meta>
</office:document-meta>
</file>